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4" style:family="table">
      <style:table-properties style:width="177.8mm" fo:margin-top="0mm" fo:margin-bottom="1.99mm" table:align="margins"/>
    </style:style>
    <style:style style:name="Tabelle4.A" style:family="table-column">
      <style:table-column-properties style:column-width="158.04mm" style:rel-column-width="58251*"/>
    </style:style>
    <style:style style:name="Tabelle4.B" style:family="table-column">
      <style:table-column-properties style:column-width="19.76mm" style:rel-column-width="7284*"/>
    </style:style>
    <style:style style:name="Tabelle4.A1" style:family="table-cell">
      <style:table-cell-properties style:vertical-align="middle" fo:padding="0.97mm" fo:border="none"/>
    </style:style>
    <style:style style:name="Table1" style:family="table">
      <style:table-properties style:width="177.8mm" fo:margin-top="0mm" fo:margin-bottom="1.99mm" table:align="margins"/>
    </style:style>
    <style:style style:name="Table1.A" style:family="table-column">
      <style:table-column-properties style:column-width="158.04mm" style:rel-column-width="58251*"/>
    </style:style>
    <style:style style:name="Table1.B" style:family="table-column">
      <style:table-column-properties style:column-width="19.76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2" style:family="table">
      <style:table-properties style:width="177.8mm" fo:margin-top="0mm" fo:margin-bottom="1.99mm" table:align="margins"/>
    </style:style>
    <style:style style:name="Table2.A" style:family="table-column">
      <style:table-column-properties style:column-width="158.04mm" style:rel-column-width="58251*"/>
    </style:style>
    <style:style style:name="Table2.B" style:family="table-column">
      <style:table-column-properties style:column-width="19.76mm" style:rel-column-width="7284*"/>
    </style:style>
    <style:style style:name="Table2.1" style:family="table-row">
      <style:table-row-properties style:min-row-height="3.16mm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7.8mm" fo:margin-top="0mm" fo:margin-bottom="1.99mm" table:align="margins"/>
    </style:style>
    <style:style style:name="Table3.A" style:family="table-column">
      <style:table-column-properties style:column-width="158.04mm" style:rel-column-width="58251*"/>
    </style:style>
    <style:style style:name="Table3.B" style:family="table-column">
      <style:table-column-properties style:column-width="19.76mm" style:rel-column-width="7284*"/>
    </style:style>
    <style:style style:name="Table3.1" style:family="table-row">
      <style:table-row-properties style:min-row-height="6.72mm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7.8mm" fo:margin-top="0mm" fo:margin-bottom="1.99mm" table:align="margins"/>
    </style:style>
    <style:style style:name="Table4.A" style:family="table-column">
      <style:table-column-properties style:column-width="158.04mm" style:rel-column-width="58251*"/>
    </style:style>
    <style:style style:name="Table4.B" style:family="table-column">
      <style:table-column-properties style:column-width="19.76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5" style:family="table">
      <style:table-properties style:width="177.8mm" fo:margin-top="0mm" fo:margin-bottom="1.99mm" table:align="margins"/>
    </style:style>
    <style:style style:name="Table5.A" style:family="table-column">
      <style:table-column-properties style:column-width="158.04mm" style:rel-column-width="58251*"/>
    </style:style>
    <style:style style:name="Table5.B" style:family="table-column">
      <style:table-column-properties style:column-width="19.76mm" style:rel-column-width="7284*"/>
    </style:style>
    <style:style style:name="Table5.A1" style:family="table-cell">
      <style:table-cell-properties style:vertical-align="middle" fo:padding="0.97mm" fo:border="none"/>
    </style:style>
    <style:style style:name="Table6" style:family="table">
      <style:table-properties style:width="177.8mm" fo:margin-top="0mm" fo:margin-bottom="1.99mm" table:align="margins"/>
    </style:style>
    <style:style style:name="Table6.A" style:family="table-column">
      <style:table-column-properties style:column-width="158.04mm" style:rel-column-width="58251*"/>
    </style:style>
    <style:style style:name="Table6.B" style:family="table-column">
      <style:table-column-properties style:column-width="19.76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7" style:family="table">
      <style:table-properties style:width="177.8mm" fo:margin-top="0mm" fo:margin-bottom="1.99mm" table:align="margins"/>
    </style:style>
    <style:style style:name="Table7.A" style:family="table-column">
      <style:table-column-properties style:column-width="158.04mm" style:rel-column-width="58251*"/>
    </style:style>
    <style:style style:name="Table7.B" style:family="table-column">
      <style:table-column-properties style:column-width="19.76mm" style:rel-column-width="7284*"/>
    </style:style>
    <style:style style:name="Table7.1" style:family="table-row">
      <style:table-row-properties style:min-row-height="27.83mm"/>
    </style:style>
    <style:style style:name="Table7.A1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_2c__20_no_20_space_20_after">
      <style:paragraph-properties fo:margin-left="12.51mm" fo:margin-right="0mm" fo:text-indent="0mm" style:auto-text-indent="false"/>
    </style:style>
    <style:style style:name="P4" style:family="paragraph" style:parent-style-name="Text_20_body">
      <style:paragraph-properties fo:margin-left="12.51mm" fo:margin-right="0mm" fo:text-indent="0mm" style:auto-text-indent="false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Text_20_body_2c__20_no_20_space_20_after" style:list-style-name="Bullets_2c__20_diamond"/>
    <style:style style:name="P7" style:family="paragraph" style:parent-style-name="Title" style:master-page-name="Portrait_2c__20_3_2f_4_22__20_margins">
      <style:paragraph-properties style:page-number="auto"/>
    </style:style>
    <style:style style:name="P8" style:family="paragraph" style:parent-style-name="Text_20_body" style:list-style-name="Bullets_2c__20_diamond"/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paragraph-content" style:horizontal-pos="center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fit.py</text:p>
      <text:p text:style-name="_2a__2a__2a__2a__2a__20__20__20__20__20__20__20_Hidden_20__20__20__20__20__20__2a__2a__2a__2a__2a_">Don Peterson <text:s text:c="7"/>Words: <text:word-count>2221</text:word-count> </text:p>
      <text:p text:style-name="Subtitle"><text:a xlink:type="simple" xlink:href="mailto:someonesdad1@gmail.com" text:style-name="Internet_20_link" text:visited-style-name="Visited_20_Internet_20_Link">someonesdad1@gmail.com</text:a> 10 Jun 2022</text:p>
      <text:p text:style-name="Text_20_body">When I was a boy, I worked in my father's boat store. <text:s/>I remember a discussion with my dad once about how the cost of a boat needs to be marked up an amount larger than the profit you wanted to make. <text:s/>When I asked my dad to explain it, he just referred me to a table that businessmen used. <text:s/>The typical business had profit goals for their sales and used the table to look up how much the cost should be increased to get the desired profit.</text:p>
      <text:p text:style-name="Text_20_body">This document looks at these business calculations and discusses the accompanying <text:span text:style-name="Code">profit.py</text:span> python script. <text:s/>The document and script can be gotten from <text:a xlink:type="simple" xlink:href="https://github.com/someonesdad1/plib" text:style-name="Internet_20_link" text:visited-style-name="Visited_20_Internet_20_Link">https://github.com/someonesdad1/plib</text:a> in the <text:span text:style-name="Code">pgm</text:span> directory.</text:p>
      <text:p text:style-name="Text_20_body">We'll use the following symbols in this document</text:p>
      <text:p text:style-name="P3"><text:span text:style-name="Primary_20_variable">c</text:span><text:tab/>cost</text:p>
      <text:p text:style-name="P3"><text:span text:style-name="Primary_20_variable">s </text:span><text:tab/>selling price</text:p>
      <text:p text:style-name="P3"><text:span text:style-name="Primary_20_variable">p</text:span><text:tab/>profit</text:p>
      <text:p text:style-name="P3"><text:span text:style-name="Primary_20_variable">m</text:span><text:tab/>markup</text:p>
      <text:p text:style-name="P4"><text:span text:style-name="Primary_20_variable">u</text:span><text:tab/>multiplier</text:p>
      <text:h text:style-name="Heading_20_1" text:outline-level="1">Model</text:h>
      <text:p text:style-name="Text_20_body">Making money is a common task. <text:s text:c="3"/>The simplest numerical model of this task involves the selling price <text:span text:style-name="Primary_20_variable"><text:span text:style-name="T3">s</text:span></text:span><text:span text:style-name="T1"> and the cost </text:span><text:span text:style-name="Primary_20_variable"><text:span text:style-name="T3">c</text:span></text:span><text:span text:style-name="T1">. <text:s/>A metric of whether you made money is to calculate the </text:span><text:span text:style-name="T2">profit</text:span> <text:span text:style-name="Primary_20_variable">p</text:span><text:span text:style-name="T1">, which is the </text:span><text:span text:style-name="T2">fraction of the selling price that exceeds the cost</text:span><text:span text:style-name="T1">. <text:s/>The selling price that exceeds the cost is </text:span><text:span text:style-name="Primary_20_variable"><text:span text:style-name="T5">s - c</text:span></text:span><text:span text:style-name="T1"> and to express this as a fraction of the selling price means to divide it by the selling price </text:span><text:span text:style-name="Primary_20_variable"><text:span text:style-name="T5">s</text:span></text:span><text:span text:style-name="T1">. <text:s/>Thus, the definition of profit in symbols is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1" draw:name="Object8" text:anchor-type="as-char" svg:width="20.51mm" svg:height="9.26m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A related term is <text:span text:style-name="T4">markup</text:span> <text:span text:style-name="Primary_20_variable">m</text:span>, which is <text:span text:style-name="T4">by what fraction the cost has to be increased to get a desired profit</text:span> (this is what my dad told me to look up in the table). <text:s/>The definition 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<draw:frame draw:style-name="fr1" draw:name="Object1" text:anchor-type="as-char" svg:width="23.12mm" svg:height="4.5mm" draw:z-index="2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This can be rewritten as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"><draw:frame draw:style-name="fr1" draw:name="Object2" text:anchor-type="as-char" svg:width="19.07mm" svg:height="9.26m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2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If we define <draw:frame draw:style-name="fr1" draw:name="Object5" text:anchor-type="as-char" svg:width="16.9mm" svg:height="4.36mm" draw:z-index="4"><draw:object xlink:href="./Object 6" xlink:type="simple" xlink:show="embed" xlink:actuate="onLoad"/><draw:image xlink:href="./ObjectReplacements/Object 6" xlink:type="simple" xlink:show="embed" xlink:actuate="onLoad"/></draw:frame>, then these two fundamental definitions are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"><draw:frame draw:style-name="fr1" draw:name="Object6" text:anchor-type="as-char" svg:width="47.18mm" svg:height="8.06m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3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Muct of the confusion between profit and markup is that they are typically expressed as percentages, but you can see from equation <text:sequence-ref text:reference-format="text" text:ref-name="refText3">(4)</text:sequence-ref> that they use different bases.</text:p>
      <text:p text:style-name="Text_20_body">We immediately see from equation <text:sequence-ref text:reference-format="text" text:ref-name="refText3">(4)</text:sequence-ref> that 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1" draw:name="Object7" text:anchor-type="as-char" svg:width="16.47mm" svg:height="4.36m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4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At one company I worked at, the R&amp;D lab projects were governed by a desire by the business managers wanting the projects to have a multiplier <text:span text:style-name="Primary_20_variable">u</text:span> of 5. <text:s/>The multiplier was defined by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1"><draw:frame draw:style-name="fr1" draw:name="Object9" text:anchor-type="as-char" svg:width="12.15mm" svg:height="9.31mm" draw:z-index="7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5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Now we have the definitions of these five symbol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, and equation <text:sequence-ref text:reference-format="text" text:ref-name="refText6">(7)</text:sequence-ref> summarizes the relationship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1" draw:name="Object10" text:anchor-type="as-char" svg:width="50.34mm" svg:height="47.41mm" draw:z-index="9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  <table:table-cell table:style-name="Table6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From a mathematical sense, the fundamental equation <text:sequence-ref text:reference-format="text" text:ref-name="refText0">(1)</text:sequence-ref> is a functional relationship <draw:frame draw:style-name="fr1" draw:name="Object12" text:anchor-type="as-char" svg:width="25.65mm" svg:height="4.5mm" draw:z-index="8"><draw:object xlink:href="./Object 12" xlink:type="simple" xlink:show="embed" xlink:actuate="onLoad"/><draw:image xlink:href="./ObjectReplacements/Object 12" xlink:type="simple" xlink:show="embed" xlink:actuate="onLoad"/></draw:frame> <text:s/>We also have the auxiliary relationships <draw:frame draw:style-name="fr1" draw:name="Object13" text:anchor-type="as-char" svg:width="22.37mm" svg:height="4.5mm" draw:z-index="11"><draw:object xlink:href="./Object 13" xlink:type="simple" xlink:show="embed" xlink:actuate="onLoad"/><draw:image xlink:href="./ObjectReplacements/Object 13" xlink:type="simple" xlink:show="embed" xlink:actuate="onLoad"/></draw:frame> and <draw:frame draw:style-name="fr1" draw:name="Object14" text:anchor-type="as-char" svg:width="21.11mm" svg:height="4.5m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, allowing expression of the fundamental equation in the auxiliary variables if desired. <text:s/>You need two of the three variables <draw:frame draw:style-name="fr1" draw:name="Object15" text:anchor-type="as-char" svg:width="12.74mm" svg:height="4.36mm" draw:z-index="13"><draw:object xlink:href="./Object 15" xlink:type="simple" xlink:show="embed" xlink:actuate="onLoad"/><draw:image xlink:href="./ObjectReplacements/Object 15" xlink:type="simple" xlink:show="embed" xlink:actuate="onLoad"/></draw:frame> to be able to calculate a solution. <text:s/>Actually, the requirement for a unique solution is that you need either <text:span text:style-name="Primary_20_variable">s</text:span> or <text:span text:style-name="Primary_20_variable">c</text:span> and one of <text:span text:style-name="Primary_20_variable">p</text:span>, <text:span text:style-name="Primary_20_variable">m</text:span>, or <text:span text:style-name="Primary_20_variable">u</text:span>. <text:s/>For other states, the script will state the values are not sufficient for a solution.</text:p>
      <text:h text:style-name="Heading_20_2" text:outline-level="2">Constraints</text:h>
      <text:p text:style-name="Text_20_body">There are two practical constraints on the values that these variables can take:</text:p>
      <text:list xml:id="list5880332701964841085" text:style-name="Bullets_2c__20_diamond">
        <text:list-item>
          <text:p text:style-name="P8">We can't have values that result in division by zero.</text:p>
        </text:list-item>
        <text:list-item>
          <text:p text:style-name="P8"><text:span text:style-name="Primary_20_variable">s</text:span> and <text:span text:style-name="Primary_20_variable">p</text:span> must be greater than zero, as we don't have definitions for negative cost and selling price.</text:p>
        </text:list-item>
      </text:list>
      <text:p text:style-name="Text_20_body">From inspecting the set of equations <text:sequence-ref text:reference-format="text" text:ref-name="refText6">(7)</text:sequence-ref> with respect to these constraints, we can state the allowed values of these numbers.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"><draw:frame draw:style-name="fr2" draw:name="Object11" text:anchor-type="as-char" svg:y="-10.78mm" svg:width="45.98mm" svg:height="25.45mm" draw:z-index="10"><draw:object xlink:href="./Object 11" xlink:type="simple" xlink:show="embed" xlink:actuate="onLoad"/><draw:image xlink:href="./ObjectReplacements/Object 11" xlink:type="simple" xlink:show="embed" xlink:actuate="onLoad"/></draw:frame></text:p>
            </table:table-cell>
            <table:table-cell table:style-name="Table7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h text:style-name="Heading_20_2" text:outline-level="2">Behaviors</text:h>
      <text:p text:style-name="Text_20_body">If selling price is less than the cost, the profit and markup are negative.</text:p>
      <text:p text:style-name="Text_20_body">As markup or multiplier increase, profit approaches 1.</text:p>
      <text:p text:style-name="Text_20_body">As profit approaches zero, multiplier and markup approach 1.</text:p>
      <text:h text:style-name="Heading_20_1" text:outline-level="1">Script</text:h>
      <text:p text:style-name="Text_20_body">The python script <text:span text:style-name="Code">profit.py</text:span> is a console-based application that lets you model the effects of making changes on a sales transaction's numbers and seeing the effects on the key variables. <text:s/>The features I wanted in the script:</text:p>
      <text:list xml:id="list32305514" text:continue-numbering="true" text:style-name="Bullets_2c__20_diamond">
        <text:list-item>
          <text:p text:style-name="P6">Brief output you can take in at a glance</text:p>
        </text:list-item>
        <text:list-item>
          <text:p text:style-name="P6">Color highlighting </text:p>
        </text:list-item>
        <text:list-item>
          <text:p text:style-name="P6">2 significant figures of output</text:p>
        </text:list-item>
        <text:list-item>
          <text:p text:style-name="P6"><text:soft-page-break/>Persistence of the model's variables and ability to save/recall state from a file</text:p>
        </text:list-item>
        <text:list-item>
          <text:p text:style-name="P6">Allow defining local variables and the use of python expressions.</text:p>
        </text:list-item>
        <text:list-item>
          <text:p text:style-name="P8">Use readline to make it easy to edit commands and have a command history</text:p>
        </text:list-item>
      </text:list>
      <text:p text:style-name="Text_20_body">Let's look at some basic examples to let you see what it does.</text:p>
      <text:p text:style-name="P9">Note that I don't use any units for the numbers since this is fundamentally an arithmetic problem.</text:p>
      <text:h text:style-name="Heading_20_2" text:outline-level="2">Motivation</text:h>
      <text:p text:style-name="Text_20_body">The script reflects my tastes for these simple calculations. <text:s/>I find many numerical money examples tiresome because people often give too many figures to easily get a sense of the magnitude of the calculation. <text:s/>It is unusual to need more than 2 significant figures for the typical "what if" problem. <text:s/>More significant figures are usually for when you want to check an algorithm.</text:p>
      <text:p text:style-name="Text_20_body"/>
      <text:h text:style-name="Heading_20_2" text:outline-level="2">Simplest example</text:h>
      <text:p text:style-name="Text_20_body">Here's an example you can do in your head. <text:s/>If you buy something for 1 and sell it for 2, you made a profit of 1. <text:s/>Expressing this as a fraction of the selling price, 2, gives 0.5. <text:s/>Thus, your profit in % is 50%. <text:s/>Here are the script commands showing this:</text:p>
      <text:p text:style-name="Code">&gt; c1</text:p>
      <text:p text:style-name="Code">&gt; s2</text:p>
      <text:p text:style-name="Code"><text:s/>S <text:s text:c="3"/>C <text:s text:c="3"/>P% <text:s text:c="2"/>M% <text:s text:c="2"/>U</text:p>
      <text:p text:style-name="Code_20_end"><text:s/>2 <text:s text:c="3"/>1 <text:s text:c="3"/>50 <text:s/>100 <text:s text:c="2"/>2</text:p>
      <text:p text:style-name="Text_20_body">The P column shows the profit is the expected 50%. <text:s/>The M column shows you'd have to mark up the cost by 100% (i.e., multiply it by 2, like the multiplier U is telling you) to get the selling price.</text:p>
      <text:p text:style-name="Text_20_body">The table my father referred me to had a column for profit which would have had the number 50%. <text:s/>Opposite this number would have been the markup 100%.</text:p>
      <text:p text:style-name="Text_20_body">Note: <text:s/>the variables for the problem (and in the code) are lowercase, but the column titles are uppercase and (in the code) represent the string form of the corresponding lowercase variable.</text:p>
      <text:p text:style-name="Text_20_body">At the command prompt <text:span text:style-name="Code">&gt;</text:span>, type <text:span text:style-name="Code">?</text:span> to get a list of the available commands. <text:s/>Items in square brackets show the current state of the script.</text:p>
      <text:p text:style-name="Text_20_body">If you have a 24-bit color monitor and console window, you can turn on colorizing by the <text:span text:style-name="Code">k</text:span> command. <text:s/>This shows you the last two variables that were entered in color (orange for the last and turquoise for the second-to-last). <text:s/>This colorization tells you which one of the primary variables <text:span text:style-name="Primary_20_variable">s</text:span>, <text:span text:style-name="Primary_20_variable">c</text:span>, and <text:span text:style-name="Primary_20_variable">p</text:span> is considered the dependent variable at the moment. <text:s/>Since <text:span text:style-name="Primary_20_variable">m</text:span> and <text:span text:style-name="Primary_20_variable">u</text:span> can always be expressed in terms of <text:span text:style-name="Primary_20_variable">p</text:span>, they are not considered primary variables.</text:p>
      <text:h text:style-name="Heading_20_2" text:outline-level="2">Car fix</text:h>
      <text:p text:style-name="Text_20_body">This example demonstrates that expressions can be used when entering the data. <text:s/>You can also save numbers in local variables.</text:p>
      <text:p text:style-name="Text_20_body">I bought a car for 800 and I needed to rebuild the engine. <text:s/>I ordered the parts needed for 1200. <text:s/>After disassembling the engine, one of the heads was bad (it cost 125 to have a shop test the heads), so I went to the junk yard and got two replacement heads for 160. <text:s/>I spent 20 hours of my time (at a cost of 20/hr) and 6 hours of my son's time (at a cost of 30/hr). <text:s/>If I want to sell the car for 6000, what will my estimated profit percentage be?</text:p>
      <text:p text:style-name="Text_20_body">To reduce typing, I use cost units of 100 and I define the local variables <text:span text:style-name="Code">me</text:span> and <text:span text:style-name="Code">son</text:span> to give the different labor rates.</text:p>
      <text:p text:style-name="Text_20_body">This problem's costs <text:s/>add up to <text:span text:style-name="Code">(8 + 12 + 1.25 + 1.6) + (me*20 + son*6)</text:span>. <text:s/>We let the script do these calculations. <text:s/>As a check, we can do this calculation manually. <text:s/>The first sum 22.85, which you can do in your head by adding the integers and decimal fractions separately. <text:s/>The labor cost is <text:span text:style-name="Code">0.2*20 + 0.3*6</text:span> which gives 5.8. <text:s/>Thus, the manually-calculated total cost is 28.65.</text:p>
      <text:p text:style-name="Text_20_body"><text:soft-page-break/>The selling price is 60 and the cost is 28.65. <text:s/>Rounding to 2 figures, we get 60 and 29. <text:s/>The difference is 31, so the profit is 31/60, which will be 30/60 + 1/60. <text:s/>The first number is 0.5 and the second is 0.1 of 1/6, which is 0.1(0.17) or 0.017. <text:s/>Thus, we get a profit of 0.517 or 52%. <text:s/>Let's see if this is close to what the script gets.</text:p>
      <text:p text:style-name="Code">&gt; me = 0.2 <text:s/># My labor cost in units of 100/hr</text:p>
      <text:p text:style-name="Code">&gt; son = 0.3</text:p>
      <text:p text:style-name="Code">&gt; l<text:tab/><text:tab/> # Show the local variables</text:p>
      <text:p text:style-name="Code">Local variables:</text:p>
      <text:p text:style-name="Code"><text:s text:c="2"/>me = 0.2</text:p>
      <text:p text:style-name="Code"><text:s text:c="2"/>son = 0.3</text:p>
      <text:p text:style-name="Code">&gt; c 8 + 12 + 1.25 + 1.6 + me*20 + son*6</text:p>
      <text:p text:style-name="Code">&gt; s 60</text:p>
      <text:p text:style-name="Code"><text:s/>S <text:s text:c="3"/>C <text:s text:c="3"/>P% <text:s text:c="2"/>M% <text:s text:c="2"/>U</text:p>
      <text:p text:style-name="Code_20_end"><text:s/>60 <text:s text:c="2"/>29 <text:s text:c="2"/>52 <text:s/>110 <text:s/>2.1</text:p>
      <text:p text:style-name="Text_20_body">If you type the command <text:span text:style-name="Code">n 4</text:span>, you'll get the report to 4 significant figures and you'll see the cost was 28.65, as we calculated manually.</text:p>
      <text:h text:style-name="Heading_20_2" text:outline-level="2">Multipliers</text:h>
      <text:p text:style-name="Text_20_body">At one company I worked at, the standard R&amp;D Lab project metric was that a new product should have a multiplier of 5 (because this company often pioneered new technology, this was often doable on such products, but became more difficult when there was competition). <text:s/>It's a handy way to quickly codify your business goals. <text:s/>Given a multiplier <text:span text:style-name="Primary_20_variable">u</text:span>, You can calculate the profit from <draw:frame draw:style-name="fr1" draw:name="Object3" text:anchor-type="as-char" svg:width="14.31mm" svg:height="4.36mm" draw:z-index="1"><draw:object xlink:href="./Object 4" xlink:type="simple" xlink:show="embed" xlink:actuate="onLoad"/><draw:image xlink:href="./ObjectReplacements/Object 4" xlink:type="simple" xlink:show="embed" xlink:actuate="onLoad"/></draw:frame> and estimate the selling price from the cost by multiplying by the multiplier.</text:p>
      <text:h text:style-name="Heading_20_1" text:outline-level="1">Other features</text:h>
      <text:p text:style-name="Text_20_body"><text:span text:style-name="T4">Persistence</text:span>: <text:s/>The script persists its state to a data file in the same directory as the script. <text:s/>There's no protection against multiple processes running the script and this will result in a race condition and confusing or erroneous results. <text:s/>I spent no effort on fixing this issue as I'm the only one who uses the script on my computer -- and I'm in the habit of mentally checking my results when working.</text:p>
      <text:p text:style-name="Text_20_body"><text:span text:style-name="T4">Colorizing</text:span>: <text:s/>The <text:span text:style-name="Code">k</text:span> command turns on color printing to the terminal. <text:s/>There are only a few things that are color highlighted:</text:p>
      <text:list xml:id="list32300426" text:continue-numbering="true" text:style-name="Bullets_2c__20_diamond">
        <text:list-item>
          <text:p text:style-name="P8">The last and second-to-last variables that were entered (this helps you see which variable is the current dependent variable).</text:p>
        </text:list-item>
        <text:list-item>
          <text:p text:style-name="P8">When U is 2 or above</text:p>
        </text:list-item>
        <text:list-item>
          <text:p text:style-name="P8">When P or M are negative</text:p>
        </text:list-item>
      </text:list>
      <text:p text:style-name="Text_20_body"><text:span text:style-name="T4">Multiple commands</text:span>: <text:s/>You can separate multiple</text:p>
      <text:p text:style-name="Text_20_body"><text:span text:style-name="T4">Saving/loading from a file</text:span>: <text:s/>When I'm working on a project, I'll be in that project's directory. <text:s/>I can document a particular calculation for that project by saving it to file. <text:s/>This is done by the command <text:span text:style-name="Code">&gt;file</text:span>. <text:s/>For more extensive modelling, it's handy to use the <text:span text:style-name="Code">typescript</text:span> command (and old UNIX tool) and keep a record of all the things that were typed and seen on the screen. <text:s/>I can enter comments by just typing a <text:span text:style-name="Code">#</text:span> at the prompt and making a note. <text:s/>Later, I <text:span text:style-name="Code">cat</text:span> this typescript file and see exactly what I saw when I ran the model. <text:s/>I can edit the file and add additional notes. <text:s/>It's an effective way of documenting a decision.</text:p>
      <text:p text:style-name="Text_20_body"><text:span text:style-name="T4">Expressions</text:span>: <text:s/>Allowing expressions is useful because it allows you to answer questions like "how much will the profit go up if I raise the selling price by 8%?". <text:s/>Here's an example:</text:p>
      <text:p text:style-name="Code">&gt; /</text:p>
      <text:p text:style-name="Code">&gt; s 2</text:p>
      <text:p text:style-name="Code">&gt; c 1.5</text:p>
      <text:p text:style-name="Code"><text:s/>S <text:s text:c="3"/>C <text:s text:c="3"/>P% <text:s text:c="2"/>M% <text:s text:c="2"/>U</text:p>
      <text:p text:style-name="Code"><text:s/>2 <text:s text:c="2"/>1.5 <text:s text:c="2"/>25 <text:s text:c="2"/>33 <text:s/>1.3</text:p>
      <text:p text:style-name="Code_2c__20_comment_20__28_different_20_color_29_">&gt; s s*1.08 <text:s text:c="3"/># Increase selling price by 8%</text:p>
      <text:p text:style-name="Code"><text:s/>S <text:s text:c="3"/>C <text:s text:c="3"/>P% <text:s text:c="2"/>M% <text:s text:c="2"/>U</text:p>
      <text:p text:style-name="Code_20_end">2.2 <text:s/>1.5 <text:s text:c="2"/>31 <text:s text:c="2"/>44 <text:s/>1.4</text:p>
      <text:p text:style-name="Text_20_body"><text:soft-page-break/>Remember, when you see the script's output, the local variables dictionary also has the primary model varlable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 in it, so you can use them as if they were local variables too.</text:p>
      <text:h text:style-name="Heading_20_1" text:outline-level="1">Other calculation methods</text:h>
      <text:h text:style-name="Heading_20_2" text:outline-level="2">Slide rules</text:h>
      <text:p text:style-name="Text_20_body">You used to be able to buy cheap plastic circular slide rules that were convenient to do these markup/profit calculations in business. <text:s/>However, it's also easy to do them with a cheap 6 inch plain (linear) plastic slide rule and to work to 2 signficant figures. <text:s/>Of course, virtually no one uses slide rules anymore, but if you have to do a lot of these calculations, you might be surprised to find them faster than using an electronic calculator. <text:s/>Here's the method. <text:s/>If you want to try it out, use a slide rule simulator in your browser such as <text:a xlink:type="simple" xlink:href="http://www.antiquark.com/sliderule/sim/160es/virtual-160-es.html" text:style-name="Internet_20_link" text:visited-style-name="Visited_20_Internet_20_Link">http://www.antiquark.com/sliderule/sim/160es/virtual-160-es.html</text:a>.</text:p>
      <text:p text:style-name="Text_20_body">Suppose you want a 60% profit. <text:s/>How much should you mark up the cost? <text:s/>The needed equation is </text:p>
      <text:p text:style-name="Text_20_body"><draw:frame draw:style-name="fr3" draw:name="Object16" text:anchor-type="paragraph" svg:width="19.44mm" svg:height="9.31m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>The equation gives 0.6/0.4. <text:s/>In your head, you only use the significands<text:note text:id="ftn0" text:note-class="footnote"><text:note-citation>1</text:note-citation><text:note-body><text:p text:style-name="Footnote">Some people mistakenly call these "mantissas", but this is incorrect terminology, at least for us dinosaurs that used to do calculations with logarithms.</text:p></text:note-body></text:note>, so you see the equation as "6 over 4", so put 6 on the C scale and 4 on the D scale and read 1.5 on the C scale over the left D index ("1" mark). <text:s/>This slide setting shows all numbers that have the ratio of 1.5.</text:p>
      <text:p text:style-name="Text_20_body">Suppose you want the selling price for a cost of 36. <text:s/>Since the larger significand is on the C scale, look on the D scale for 36 and opposite it on the D scale read 54.</text:p>
      <text:p text:style-name="Text_20_body">To illustrate a problem with linear slide rules, do the same calculation for a cost of 75. <text:s/>You can't unless you move the slide or use a CF/DF scale. <text:s/>This is an advantage of a circular slide rule, as this problem is always solvable with one movement.</text:p>
      <text:h text:style-name="Heading_20_2" text:outline-level="2">HP-42s calculator</text:h>
      <text:p text:style-name="Text_20_body">I still use my HP-42s calculators nearly every day at my desk (both are still working after 33 years of use and, except for a few scratches, look new). <text:s/>I use the excellent <text:a xlink:type="simple" xlink:href="https://thomasokken.com/free42/" text:style-name="Internet_20_link" text:visited-style-name="Visited_20_Internet_20_Link">Free42s</text:a> emulator on my phone. <text:s/>The solver on this calculator works well to do cost/selling price/profit calculations. <text:s/>Here's the HP-42s calculator program:</text:p>
      <text:p text:style-name="Code">LBL "PROFT"</text:p>
      <text:p text:style-name="Code">MVAR "COST"</text:p>
      <text:p text:style-name="Code">MVAR "SELL"</text:p>
      <text:p text:style-name="Code">MVAR "PROFIT"</text:p>
      <text:p text:style-name="Code">RCL "PROFIT"</text:p>
      <text:p text:style-name="Code">100</text:p>
      <text:p text:style-name="Code">÷</text:p>
      <text:p text:style-name="Code">RCL "SELL"</text:p>
      <text:p text:style-name="Code">RCL "COST"</text:p>
      <text:p text:style-name="Code">-</text:p>
      <text:p text:style-name="Code">RCL "SELL"</text:p>
      <text:p text:style-name="Code">÷</text:p>
      <text:p text:style-name="Code">-</text:p>
      <text:p text:style-name="Code_20_end">RTN</text:p>
      <text:p text:style-name="Text_20_body">Type this in and press the SOLVER key and choose the PROFT program. <text:s/>Enter the two variables you have and press the button for the unknown to calculat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nex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_2a__2a__2a__2a__2a__20__20__20__20__20__20__20_Hidden_20__20__20__20__20__20__2a__2a__2a__2a__2a_" style:display-name="*****       Hidden      *****" style:family="paragraph" style:parent-style-name="Text_20_body">
      <style:paragraph-properties fo:background-color="transparent">
        <style:background-image/>
      </style:paragraph-properties>
      <style:text-properties text:display="none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etter-spacing="-0.35mm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style:text-underline-style="solid" style:text-underline-width="auto" style:text-underline-color="font-color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2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Primary_20_variable" style:display-name="Primary variable" style:family="text">
      <style:text-properties style:font-name="Arial" fo:font-size="11pt" fo:font-style="italic" fo:font-weight="normal"/>
    </style:style>
    <style:style style:name="Footnote_20_Symbol" style:display-name="Footnote Symbol" style:family="text"/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3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3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8" meta:image-count="0" meta:object-count="15" meta:page-count="5" meta:paragraph-count="130" meta:word-count="2221" meta:character-count="11992"/>
    <meta:template xlink:type="simple" xlink:actuate="onRequest" xlink:title="Normal" xlink:href="../Normal.ott" meta:date="2014-12-28T08:19:31.36"/>
  </office:meta>
</office:document-meta>
</file>

<file path=Object 1/content.xml><?xml version="1.0" encoding="utf-8"?>
<math xmlns="http://www.w3.org/1998/Math/MathML">
  <semantics>
    <mrow>
      <mi>p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s</mi>
      </mfrac>
    </mrow>
    <annotation encoding="StarMath 5.0">p `=` {s `- c} over s </annotation>
  </semantics>
</math>
</file>

<file path=Object 10/content.xml><?xml version="1.0" encoding="utf-8"?>
<math xmlns="http://www.w3.org/1998/Math/MathML">
  <semantics>
    <mrow>
      <mtable>
        <mtr>
          <mtd>
            <mrow>
              <mi>p</mi>
              <mrow>
                <mi/>
                <mo stretchy="false">=</mo>
                <mi/>
              </mrow>
              <mn>1</mn>
              <mrow>
                <mi/>
                <mo stretchy="false">−</mo>
                <mfrac>
                  <mi>c</mi>
                  <mi>s</mi>
                </mfrac>
              </mrow>
              <mrow>
                <mi/>
                <mo stretchy="false">=</mo>
                <mi/>
              </mrow>
              <mfrac>
                <mn>1</mn>
                <mrow>
                  <mrow>
                    <mn>1</mn>
                    <mo stretchy="false">+</mo>
                    <mrow>
                      <mn>1</mn>
                      <mo stretchy="false">/</mo>
                      <mi>m</mi>
                    </mrow>
                  </mrow>
                </mrow>
              </mfrac>
              <mrow>
                <mi/>
                <mo stretchy="false">=</mo>
                <mi/>
              </mrow>
              <mn>1</mn>
              <mrow>
                <mi/>
                <mo stretchy="false">−</mo>
                <mfrac>
                  <mn>1</mn>
                  <mi>u</mi>
                </mfrac>
              </mrow>
            </mrow>
          </mtd>
        </mtr>
        <mtr>
          <mtd>
            <mrow>
              <mi>s</mi>
              <mrow>
                <mi/>
                <mo stretchy="false">=</mo>
                <mi/>
              </mrow>
              <mfrac>
                <mi>c</mi>
                <mrow>
                  <mn>1</mn>
                  <mrow>
                    <mi/>
                    <mo stretchy="false">−</mo>
                    <mi>p</mi>
                  </mrow>
                </mrow>
              </mfrac>
              <mrow>
                <mi/>
                <mo stretchy="false">=</mo>
                <mi/>
              </mrow>
              <mi>u</mi>
              <mi>c</mi>
            </mrow>
          </mtd>
        </mtr>
        <mtr>
          <mtd>
            <mrow>
              <mi>c</mi>
              <mrow>
                <mi/>
                <mo stretchy="false">=</mo>
                <mi/>
              </mrow>
              <mi>s</mi>
              <mrow>
                <mo stretchy="false">(</mo>
                <mrow>
                  <mn>1</mn>
                  <mrow>
                    <mi/>
                    <mo stretchy="false">−</mo>
                    <mi>p</mi>
                  </mrow>
                </mrow>
                <mo stretchy="false">)</mo>
              </mrow>
              <mrow>
                <mi/>
                <mo stretchy="false">=</mo>
                <mi/>
              </mrow>
              <mfrac>
                <mi>s</mi>
                <mi>u</mi>
              </mfrac>
            </mrow>
          </mtd>
        </mtr>
        <mtr>
          <mtd>
            <mrow>
              <mi>m</mi>
              <mrow>
                <mi/>
                <mo stretchy="false">=</mo>
                <mi/>
              </mrow>
              <mfrac>
                <mi>p</mi>
                <mrow>
                  <mn>1</mn>
                  <mrow>
                    <mi/>
                    <mo stretchy="false">−</mo>
                    <mi>p</mi>
                  </mrow>
                </mrow>
              </mfrac>
              <mrow>
                <mi/>
                <mo stretchy="false">=</mo>
                <mi/>
              </mrow>
              <mi>u</mi>
              <mrow>
                <mi/>
                <mo stretchy="false">−</mo>
                <mn>1</mn>
              </mrow>
            </mrow>
          </mtd>
        </mtr>
        <mtr>
          <mtd>
            <mrow>
              <mi>u</mi>
              <mrow>
                <mi/>
                <mo stretchy="false">=</mo>
                <mi/>
              </mrow>
              <mfrac>
                <mi>s</mi>
                <mi>c</mi>
              </mfrac>
              <mrow>
                <mi/>
                <mo stretchy="false">=</mo>
                <mi/>
              </mrow>
              <mrow>
                <mi>m</mi>
                <mo stretchy="false">+</mo>
                <mn>1</mn>
              </mrow>
              <mrow>
                <mi/>
                <mo stretchy="false">=</mo>
                <mi/>
              </mrow>
              <mfrac>
                <mn>1</mn>
                <mrow>
                  <mn>1</mn>
                  <mrow>
                    <mi/>
                    <mo stretchy="false">−</mo>
                    <mi>p</mi>
                  </mrow>
                </mrow>
              </mfrac>
            </mrow>
          </mtd>
        </mtr>
      </mtable>
    </mrow>
    <annotation encoding="StarMath 5.0">stack {
p `=` 1 `- c over s `=` 1 over {1 + 1/m} `=` 1 `- 1 over u #
s `=` c over {1 `- p} `=` u c #
c `=` s(1 `- p) `=` s over u #
m `=` p over {1 `- p} `=` u `- 1 #
u `=` s over c `=` m + 1 `=` 1 over {1 `- p}
}</annotation>
  </semantics>
</math>
</file>

<file path=Object 11/content.xml><?xml version="1.0" encoding="utf-8"?>
<math xmlns="http://www.w3.org/1998/Math/MathML">
  <semantics>
    <mrow>
      <mtable>
        <mtr>
          <mtd>
            <mrow>
              <mtext>{</mtext>
              <mi>s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s</mi>
              <mrow>
                <mi/>
                <mo stretchy="false">&gt;</mo>
                <mi/>
              </mrow>
              <mn>0</mn>
              <mtext>}</mtext>
            </mrow>
          </mtd>
        </mtr>
        <mtr>
          <mtd>
            <mrow>
              <mtext>{</mtext>
              <mi>c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c</mi>
              <mrow>
                <mi/>
                <mo stretchy="false">&gt;</mo>
                <mi/>
              </mrow>
              <mn>0</mn>
              <mtext>}</mtext>
            </mrow>
          </mtd>
        </mtr>
        <mtr>
          <mtd>
            <mrow>
              <mtext>{</mtext>
              <mi>p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p</mi>
              <mrow>
                <mi/>
                <mo stretchy="false">&lt;</mo>
                <mi/>
              </mrow>
              <mn>1</mn>
              <mtext> and </mtext>
              <mi>p</mi>
              <mrow>
                <mi/>
                <mo stretchy="false">≠</mo>
                <mn>0</mn>
              </mrow>
              <mtext>}</mtext>
            </mrow>
          </mtd>
        </mtr>
        <mtr>
          <mtd>
            <mrow>
              <mtext>{</mtext>
              <mi>m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}</mtext>
            </mrow>
          </mtd>
        </mtr>
        <mtr>
          <mtd>
            <mrow>
              <mtext>{</mtext>
              <mi>u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u</mi>
              <mrow>
                <mi/>
                <mo stretchy="false">&gt;</mo>
                <mi/>
              </mrow>
              <mn>0</mn>
              <mtext>}</mtext>
            </mrow>
          </mtd>
        </mtr>
      </mtable>
    </mrow>
    <annotation encoding="StarMath 5.0">stack {
"{"s `in size 14 setR "| " s `&gt;` 0 "}" #
"{"c `in size 14 setR "| " c `&gt;` 0 "}" #
"{"p `in size 14 setR "| " p `&lt;` 1 " and " p ` &lt;&gt; 0"}" #
"{"m `in size 14 setR "}" #
"{"u `in size 14 setR "| " u `&gt;` 0 "}"
}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s</mi>
          <mi>,</mi>
          <mi>c</mi>
          <mi>,</mi>
          <mi>p</mi>
        </mrow>
        <mo stretchy="false">)</mo>
      </mrow>
      <mrow>
        <mi/>
        <mo stretchy="false">=</mo>
        <mi/>
      </mrow>
      <mn>0.</mn>
    </mrow>
    <annotation encoding="StarMath 5.0">f(s, c, p) `=` 0.</annotation>
  </semantics>
</math>
</file>

<file path=Object 13/content.xml><?xml version="1.0" encoding="utf-8"?>
<math xmlns="http://www.w3.org/1998/Math/MathML">
  <semantics>
    <mrow>
      <mi>g</mi>
      <mrow>
        <mo stretchy="false">(</mo>
        <mrow>
          <mi>m</mi>
          <mi>,</mi>
          <mi>p</mi>
        </mrow>
        <mo stretchy="false">)</mo>
      </mrow>
      <mrow>
        <mi/>
        <mo stretchy="false">=</mo>
        <mi/>
      </mrow>
      <mn>0</mn>
    </mrow>
    <annotation encoding="StarMath 5.0">g(m, p) `=` 0</annotation>
  </semantics>
</math>
</file>

<file path=Object 14/content.xml><?xml version="1.0" encoding="utf-8"?>
<math xmlns="http://www.w3.org/1998/Math/MathML">
  <semantics>
    <mrow>
      <mi>h</mi>
      <mrow>
        <mo stretchy="false">(</mo>
        <mrow>
          <mi>u</mi>
          <mi>,</mi>
          <mi>p</mi>
        </mrow>
        <mo stretchy="false">)</mo>
      </mrow>
      <mrow>
        <mi/>
        <mo stretchy="false">=</mo>
        <mi/>
      </mrow>
      <mn>0</mn>
    </mrow>
    <annotation encoding="StarMath 5.0">h(u, p) `=` 0</annotation>
  </semantics>
</math>
</file>

<file path=Object 15/content.xml><?xml version="1.0" encoding="utf-8"?>
<math xmlns="http://www.w3.org/1998/Math/MathML">
  <semantics>
    <mrow>
      <mi>s</mi>
      <mi>,</mi>
      <mi>c</mi>
      <mi>,</mi>
      <mi>p</mi>
    </mrow>
    <annotation encoding="StarMath 5.0">s, c, p</annotation>
  </semantics>
</math>
</file>

<file path=Object 16/content.xml><?xml version="1.0" encoding="utf-8"?>
<math xmlns="http://www.w3.org/1998/Math/MathML">
  <semantics>
    <mrow>
      <mi>m</mi>
      <mrow>
        <mi/>
        <mo stretchy="false">=</mo>
        <mi/>
      </mrow>
      <mfrac>
        <mi>p</mi>
        <mrow>
          <mn>1</mn>
          <mrow>
            <mi/>
            <mo stretchy="false">−</mo>
            <mi>p</mi>
          </mrow>
        </mrow>
      </mfrac>
    </mrow>
    <annotation encoding="StarMath 5.0">m `=` p over {1 `- p}</annotation>
  </semantics>
</math>
</file>

<file path=Object 2/content.xml><?xml version="1.0" encoding="utf-8"?>
<math xmlns="http://www.w3.org/1998/Math/MathML">
  <semantics>
    <mrow>
      <mi>s</mi>
      <mrow>
        <mi/>
        <mo stretchy="false">=</mo>
        <mi/>
      </mrow>
      <mi>c</mi>
      <mrow>
        <mo stretchy="false">(</mo>
        <mrow>
          <mrow>
            <mn>1</mn>
            <mo stretchy="false">+</mo>
            <mi>m</mi>
          </mrow>
        </mrow>
        <mo stretchy="false">)</mo>
      </mrow>
    </mrow>
    <annotation encoding="StarMath 5.0">s `=` c(1 + m)</annotation>
  </semantics>
</math>
</file>

<file path=Object 3/content.xml><?xml version="1.0" encoding="utf-8"?>
<math xmlns="http://www.w3.org/1998/Math/MathML">
  <semantics>
    <mrow>
      <mi>m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c</mi>
      </mfrac>
    </mrow>
    <annotation encoding="StarMath 5.0">m `=` {s `- c} over c</annotation>
  </semantics>
</math>
</file>

<file path=Object 4/content.xml><?xml version="1.0" encoding="utf-8"?>
<math xmlns="http://www.w3.org/1998/Math/MathML">
  <semantics>
    <mrow>
      <mn>1</mn>
      <mrow>
        <mi/>
        <mo stretchy="false">−</mo>
        <mrow>
          <mn>1</mn>
          <mo stretchy="false">/</mo>
          <mstyle mathvariant="bold">
            <mrow>
              <mrow>
                <mi>u</mi>
              </mrow>
            </mrow>
          </mstyle>
        </mrow>
      </mrow>
    </mrow>
    <annotation encoding="StarMath 5.0">1` - 1/ bold{u}</annotation>
  </semantics>
</math>
</file>

<file path=Object 6/content.xml><?xml version="1.0" encoding="utf-8"?>
<math xmlns="http://www.w3.org/1998/Math/MathML">
  <semantics>
    <mrow>
      <mo stretchy="false">δ</mo>
      <mrow>
        <mi/>
        <mo stretchy="false">=</mo>
        <mi/>
      </mrow>
      <mi>s</mi>
      <mrow>
        <mi/>
        <mo stretchy="false">−</mo>
        <mi>c</mi>
      </mrow>
    </mrow>
    <annotation encoding="StarMath 5.0">%delta `=` s `- c</annotation>
  </semantics>
</math>
</file>

<file path=Object 7/content.xml><?xml version="1.0" encoding="utf-8"?>
<math xmlns="http://www.w3.org/1998/Math/MathML">
  <semantics>
    <mrow>
      <mi>p</mi>
      <mrow>
        <mi/>
        <mo stretchy="false">=</mo>
        <mi/>
      </mrow>
      <mfrac>
        <mo stretchy="false">δ</mo>
        <mi>s</mi>
      </mfrac>
      <mi/>
      <mtext>and</mtext>
      <mi/>
      <mi>m</mi>
      <mrow>
        <mi/>
        <mo stretchy="false">=</mo>
        <mi/>
      </mrow>
      <mfrac>
        <mo stretchy="false">δ</mo>
        <mi>c</mi>
      </mfrac>
    </mrow>
    <annotation encoding="StarMath 5.0">p `=` %delta over s ~~~"and"~~~ m `=` %delta over c</annotation>
  </semantics>
</math>
</file>

<file path=Object 8/content.xml><?xml version="1.0" encoding="utf-8"?>
<math xmlns="http://www.w3.org/1998/Math/MathML">
  <semantics>
    <mrow>
      <mi mathvariant="italic">sp</mi>
      <mrow>
        <mi/>
        <mo stretchy="false">=</mo>
        <mi/>
      </mrow>
      <mi mathvariant="italic">mc</mi>
    </mrow>
    <annotation encoding="StarMath 5.0">sp `=` mc</annotation>
  </semantics>
</math>
</file>

<file path=Object 9/content.xml><?xml version="1.0" encoding="utf-8"?>
<math xmlns="http://www.w3.org/1998/Math/MathML">
  <semantics>
    <mrow>
      <mi>u</mi>
      <mrow>
        <mi/>
        <mo stretchy="false">=</mo>
        <mi/>
      </mrow>
      <mfrac>
        <mi>s</mi>
        <mi>c</mi>
      </mfrac>
    </mrow>
    <annotation encoding="StarMath 5.0">u `=` s over c</annotation>
  </semantics>
</math>
</file>